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 Condens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ida Maluca</text:p>
      <text:p text:style-name="P1"></text:p>
      <text:p text:style-name="P1">Se preparem para a largada!</text:p>
      <text:p text:style-name="P1">Carta turbo</text:p>
      <text:p text:style-name="P1"></text:p>
      <text:p text:style-name="P1">Todos iniciam descalços</text:p>
      <text:p text:style-name="P1"></text:p>
      <text:p text:style-name="P1">1 - Anda uma casa</text:p>
      <text:p text:style-name="P1">2 - Pega uma carta preguiça</text:p>
      <text:p text:style-name="P1">3 - Joga o dado de vogais</text:p>
      <text:p text:style-name="P1"></text:p>
      <text:p text:style-name="P1"><text:tab/>Se a letra do dado está na palavra da carta preguiça</text:p>
      <text:p text:style-name="P1"><text:tab/><text:tab/>Anda duas casas</text:p>
      <text:p text:style-name="P1"><text:tab/>Senão</text:p>
      <text:p text:style-name="P1"><text:tab/><text:tab/>Guarda a letra</text:p>
      <text:p text:style-name="P1"></text:p>
      <text:p text:style-name="P1">4 - Pega uma carta de letras</text:p>
      <text:p text:style-name="P1"><text:tab/></text:p>
      <text:p text:style-name="P1"><text:tab/>Se a letra da carta está escrita na palavra da carta turbo</text:p>
      <text:p text:style-name="P1"><text:tab/><text:tab/>Anda três casas</text:p>
      <text:p text:style-name="P1"><text:tab/>Senão</text:p>
      <text:p text:style-name="P1"><text:tab/><text:tab/>Guarda a letra</text:p>
      <text:p text:style-name="P1"></text:p>
      <text:p text:style-name="P1">5 - Pula duas casas</text:p>
      <text:p text:style-name="P1">6 - Pega uma carta preguiça</text:p>
      <text:p text:style-name="P1"></text:p>
      <text:p text:style-name="P1">Calça o sapato</text:p>
      <text:p text:style-name="P1"></text:p>
      <text:p text:style-name="P1">7 - Joga dado de vogais</text:p>
      <text:p text:style-name="P1"></text:p>
      <text:p text:style-name="P1"><text:tab/>Se letra completa carta preguiça</text:p>
      <text:p text:style-name="P1"><text:tab/><text:tab/>Anda duas casas</text:p>
      <text:p text:style-name="P1"><text:tab/>Senão</text:p>
      <text:p text:style-name="P1"><text:tab/><text:tab/>Guarda a letra</text:p>
      <text:p text:style-name="P1"></text:p>
      <text:p text:style-name="P1"></text:p>
      <text:p text:style-name="P1">8 - Pega uma carta de letras</text:p>
      <text:p text:style-name="P1"></text:p>
      <text:p text:style-name="P1"><text:tab/>Se letra da carta está escrita na palavra da carta turbo</text:p>
      <text:p text:style-name="P1"><text:tab/><text:tab/>Anda três casas</text:p>
      <text:p text:style-name="P1"><text:tab/>Senão</text:p>
      <text:p text:style-name="P1"><text:tab/><text:tab/>Guarda a letra</text:p>
      <text:p text:style-name="P1"></text:p>
      <text:p text:style-name="P1">9 - Pega uma carta preguiça</text:p>
      <text:p text:style-name="P1"></text:p>
      <text:p text:style-name="P1">Escolhe um veícu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06-02T10:26:48</meta:creation-date>
    <dc:date>2014-06-02T13:11:58</dc:date>
    <dc:creator>ska </dc:creator>
    <meta:editing-duration>PT2H43M2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46" meta:word-count="140" meta:character-count="732" meta:non-whitespace-character-count="553"/>
  </office:meta>
</office:document-meta>
</file>